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BANILLAS VIGO, CARLO IVA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CRESTA ROJA EIR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BANILLAS VIGO, CARLO IV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ONAL RODRIGUEZ RI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534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0:35:5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